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vertical-align="middl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1.024cm" fo:min-width="0.774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1.024cm" fo:min-width="0.774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1.024cm" fo:min-width="0.774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ff6d6d" draw:textarea-horizontal-align="justify" draw:textarea-vertical-align="middle" draw:auto-grow-height="false" fo:min-height="1.024cm" fo:min-width="0.774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0.774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1.024cm" fo:min-width="0.774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0.774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999cm" svg:height="5.999cm" svg:x="26.6cm" svg:y="3cm" svg:viewBox="0 0 2000 6000" draw:points="0,0 0,5800 200,6000 1800,6000 2000,5800 2000,0">
          <text:p/>
        </draw:polygon>
        <draw:polygon draw:style-name="gr1" draw:text-style-name="P1" draw:layer="layout" svg:width="1.999cm" svg:height="5.999cm" svg:x="14cm" svg:y="3cm" svg:viewBox="0 0 2000 6000" draw:points="0,0 0,5800 200,6000 1800,6000 2000,5800 2000,0">
          <text:p/>
        </draw:polygon>
        <draw:polygon draw:style-name="gr1" draw:text-style-name="P1" draw:layer="layout" svg:width="1.999cm" svg:height="5.999cm" svg:x="11.8cm" svg:y="13cm" svg:viewBox="0 0 2000 6000" draw:points="0,0 0,5800 200,6000 1800,6000 2000,5800 2000,0">
          <text:p/>
        </draw:polygon>
        <draw:custom-shape draw:style-name="gr2" draw:text-style-name="P2" draw:layer="layout" svg:width="1.8cm" svg:height="1.8cm" svg:x="11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14cm" svg:y="13cm" svg:viewBox="0 0 2000 6000" draw:points="0,0 0,5800 200,6000 1800,6000 2000,5800 2000,0">
          <text:p/>
        </draw:polygon>
        <draw:polygon draw:style-name="gr1" draw:text-style-name="P1" draw:layer="layout" svg:width="1.999cm" svg:height="5.999cm" svg:x="7.4cm" svg:y="3cm" svg:viewBox="0 0 2000 6000" draw:points="0,0 0,5800 200,6000 1800,6000 2000,5800 2000,0">
          <text:p/>
        </draw:polygon>
        <draw:polygon draw:style-name="gr1" draw:text-style-name="P1" draw:layer="layout" svg:width="1.999cm" svg:height="5.999cm" svg:x="5.2cm" svg:y="3cm" svg:viewBox="0 0 2000 6000" draw:points="0,0 0,5800 200,6000 1800,6000 2000,5800 2000,0">
          <text:p/>
        </draw:polygon>
        <draw:custom-shape draw:style-name="gr3" draw:text-style-name="P3" draw:layer="layout" svg:width="1.8cm" svg:height="1.8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8cm" svg:height="1.8cm" svg:x="5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7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8cm" svg:height="1.8cm" svg:x="1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9.6cm" svg:y="3cm" svg:viewBox="0 0 2000 6000" draw:points="0,0 0,5800 200,6000 1800,6000 2000,5800 2000,0">
          <text:p/>
        </draw:polygon>
        <draw:custom-shape draw:style-name="gr5" draw:text-style-name="P4" draw:layer="layout" svg:width="1.8cm" svg:height="1.8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9.7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9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11.8cm" svg:y="3cm" svg:viewBox="0 0 2000 6000" draw:points="0,0 0,5800 200,6000 1800,6000 2000,5800 2000,0">
          <text:p/>
        </draw:polygon>
        <draw:custom-shape draw:style-name="gr7" draw:text-style-name="P5" draw:layer="layout" svg:width="1.8cm" svg:height="1.8cm" svg:x="5.3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cm" svg:y1="6cm" svg:x2="6.2cm" svg:y2="2cm">
          <text:p/>
        </draw:line>
        <draw:custom-shape draw:style-name="gr3" draw:text-style-name="P3" draw:layer="layout" svg:width="1.8cm" svg:height="1.8cm" svg:x="7.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8cm" svg:height="1.8cm" svg:x="11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20cm" svg:y="3cm" svg:viewBox="0 0 2000 6000" draw:points="0,0 0,5800 200,6000 1800,6000 2000,5800 2000,0">
          <text:p/>
        </draw:polygon>
        <draw:polygon draw:style-name="gr1" draw:text-style-name="P1" draw:layer="layout" svg:width="1.999cm" svg:height="5.999cm" svg:x="17.8cm" svg:y="3cm" svg:viewBox="0 0 2000 6000" draw:points="0,0 0,5800 200,6000 1800,6000 2000,5800 2000,0">
          <text:p/>
        </draw:polygon>
        <draw:custom-shape draw:style-name="gr3" draw:text-style-name="P3" draw:layer="layout" svg:width="1.8cm" svg:height="1.8cm" svg:x="17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7.9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20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8cm" svg:height="1.8cm" svg:x="26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22.2cm" svg:y="3cm" svg:viewBox="0 0 2000 6000" draw:points="0,0 0,5800 200,6000 1800,6000 2000,5800 2000,0">
          <text:p/>
        </draw:polygon>
        <draw:custom-shape draw:style-name="gr5" draw:text-style-name="P4" draw:layer="layout" svg:width="1.8cm" svg:height="1.8cm" svg:x="22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22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22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24.4cm" svg:y="3cm" svg:viewBox="0 0 2000 6000" draw:points="0,0 0,5800 200,6000 1800,6000 2000,5800 2000,0">
          <text:p/>
        </draw:polygon>
        <draw:custom-shape draw:style-name="gr7" draw:text-style-name="P5" draw:layer="layout" svg:width="1.8cm" svg:height="1.8cm" svg:x="17.9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20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8cm" svg:height="1.8cm" svg:x="24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8.8cm" svg:y1="2cm" svg:x2="18.8cm" svg:y2="6.1cm">
          <text:p/>
        </draw:line>
        <draw:line draw:style-name="gr10" draw:text-style-name="P6" draw:layer="layout" svg:x1="6.1cm" svg:y1="4cm" svg:x2="6.3cm" svg:y2="4cm">
          <text:p/>
        </draw:line>
        <draw:line draw:style-name="gr10" draw:text-style-name="P6" draw:layer="layout" svg:x1="6.1cm" svg:y1="6cm" svg:x2="6.3cm" svg:y2="6cm">
          <text:p/>
        </draw:line>
        <draw:line draw:style-name="gr10" draw:text-style-name="P6" draw:layer="layout" svg:x1="6.1cm" svg:y1="2cm" svg:x2="6.3cm" svg:y2="2cm">
          <text:p/>
        </draw:line>
        <draw:line draw:style-name="gr10" draw:text-style-name="P6" draw:layer="layout" svg:x1="18.7cm" svg:y1="4cm" svg:x2="18.9cm" svg:y2="4cm">
          <text:p/>
        </draw:line>
        <draw:line draw:style-name="gr10" draw:text-style-name="P6" draw:layer="layout" svg:x1="18.7cm" svg:y1="2cm" svg:x2="18.9cm" svg:y2="2cm">
          <text:p/>
        </draw:line>
        <draw:line draw:style-name="gr10" draw:text-style-name="P6" draw:layer="layout" svg:x1="18.7cm" svg:y1="6.1cm" svg:x2="18.9cm" svg:y2="6.1cm">
          <text:p/>
        </draw:line>
        <draw:frame draw:style-name="gr11" draw:text-style-name="P8" draw:layer="layout" svg:width="10.8cm" svg:height="0.962cm" svg:x="5.2cm" svg:y="9.1cm">
          <draw:text-box>
            <text:p text:style-name="P7">liftBall</text:p>
          </draw:text-box>
        </draw:frame>
        <draw:frame draw:style-name="gr11" draw:text-style-name="P8" draw:layer="layout" svg:width="10.8cm" svg:height="0.962cm" svg:x="17.8cm" svg:y="9.038cm">
          <draw:text-box>
            <text:p text:style-name="P7">dropBall</text:p>
          </draw:text-box>
        </draw:frame>
        <draw:polygon draw:style-name="gr1" draw:text-style-name="P1" draw:layer="layout" svg:width="1.999cm" svg:height="5.999cm" svg:x="7.4cm" svg:y="13cm" svg:viewBox="0 0 2000 6000" draw:points="0,0 0,5800 200,6000 1800,6000 2000,5800 2000,0">
          <text:p/>
        </draw:polygon>
        <draw:polygon draw:style-name="gr1" draw:text-style-name="P1" draw:layer="layout" svg:width="1.999cm" svg:height="5.999cm" svg:x="5.2cm" svg:y="13cm" svg:viewBox="0 0 2000 6000" draw:points="0,0 0,5800 200,6000 1800,6000 2000,5800 2000,0">
          <text:p/>
        </draw:polygon>
        <draw:custom-shape draw:style-name="gr3" draw:text-style-name="P3" draw:layer="layout" svg:width="1.8cm" svg:height="1.8cm" svg:x="5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7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8cm" svg:height="1.8cm" svg:x="14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9.6cm" svg:y="13cm" svg:viewBox="0 0 2000 6000" draw:points="0,0 0,5800 200,6000 1800,6000 2000,5800 2000,0">
          <text:p/>
        </draw:polygon>
        <draw:custom-shape draw:style-name="gr5" draw:text-style-name="P4" draw:layer="layout" svg:width="1.8cm" svg:height="1.8cm" svg:x="9.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9.7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9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8cm" svg:height="1.8cm" svg:x="5.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.8cm" svg:y1="11.9cm" svg:x2="12.8cm" svg:y2="16cm">
          <text:p/>
        </draw:line>
        <draw:custom-shape draw:style-name="gr3" draw:text-style-name="P3" draw:layer="layout" svg:width="1.8cm" svg:height="1.8cm" svg:x="7.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8cm" svg:height="1.8cm" svg:x="11.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2.7cm" svg:y1="14cm" svg:x2="12.9cm" svg:y2="14cm">
          <text:p/>
        </draw:line>
        <draw:line draw:style-name="gr10" draw:text-style-name="P6" draw:layer="layout" svg:x1="12.7cm" svg:y1="16cm" svg:x2="12.9cm" svg:y2="16cm">
          <text:p/>
        </draw:line>
        <draw:line draw:style-name="gr10" draw:text-style-name="P6" draw:layer="layout" svg:x1="6.2cm" svg:y1="12cm" svg:x2="12.9cm" svg:y2="12cm">
          <text:p/>
        </draw:line>
        <draw:frame draw:style-name="gr11" draw:text-style-name="P8" draw:layer="layout" svg:width="10.8cm" svg:height="0.962cm" svg:x="5.2cm" svg:y="19.1cm">
          <draw:text-box>
            <text:p text:style-name="P7">holeBall</text:p>
          </draw:text-box>
        </draw:frame>
        <draw:line draw:style-name="gr10" draw:text-style-name="P6" draw:layer="layout" svg:x1="10.6cm" svg:y1="12.1cm" svg:x2="10.6cm" svg:y2="11.9cm">
          <text:p/>
        </draw:line>
        <draw:line draw:style-name="gr10" draw:text-style-name="P6" draw:layer="layout" svg:x1="8.4cm" svg:y1="12.1cm" svg:x2="8.4cm" svg:y2="11.9cm">
          <text:p/>
        </draw:line>
        <draw:line draw:style-name="gr10" draw:text-style-name="P6" draw:layer="layout" svg:x1="6.2cm" svg:y1="12.1cm" svg:x2="6.2cm" svg:y2="11.9cm">
          <text:p/>
        </draw:line>
        <draw:polygon draw:style-name="gr1" draw:text-style-name="P1" draw:layer="layout" svg:width="1.999cm" svg:height="5.999cm" svg:x="24.4cm" svg:y="13cm" svg:viewBox="0 0 2000 6000" draw:points="0,0 0,5800 200,6000 1800,6000 2000,5800 2000,0">
          <text:p/>
        </draw:polygon>
        <draw:custom-shape draw:style-name="gr2" draw:text-style-name="P2" draw:layer="layout" svg:width="1.8cm" svg:height="1.8cm" svg:x="24.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26.6cm" svg:y="13cm" svg:viewBox="0 0 2000 6000" draw:points="0,0 0,5800 200,6000 1800,6000 2000,5800 2000,0">
          <text:p/>
        </draw:polygon>
        <draw:polygon draw:style-name="gr1" draw:text-style-name="P1" draw:layer="layout" svg:width="1.999cm" svg:height="5.999cm" svg:x="20cm" svg:y="13cm" svg:viewBox="0 0 2000 6000" draw:points="0,0 0,5800 200,6000 1800,6000 2000,5800 2000,0">
          <text:p/>
        </draw:polygon>
        <draw:polygon draw:style-name="gr1" draw:text-style-name="P1" draw:layer="layout" svg:width="1.999cm" svg:height="5.999cm" svg:x="17.8cm" svg:y="13cm" svg:viewBox="0 0 2000 6000" draw:points="0,0 0,5800 200,6000 1800,6000 2000,5800 2000,0">
          <text:p/>
        </draw:polygon>
        <draw:custom-shape draw:style-name="gr3" draw:text-style-name="P3" draw:layer="layout" svg:width="1.8cm" svg:height="1.8cm" svg:x="17.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20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8cm" svg:height="1.8cm" svg:x="26.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22.2cm" svg:y="13cm" svg:viewBox="0 0 2000 6000" draw:points="0,0 0,5800 200,6000 1800,6000 2000,5800 2000,0">
          <text:p/>
        </draw:polygon>
        <draw:custom-shape draw:style-name="gr5" draw:text-style-name="P4" draw:layer="layout" svg:width="1.8cm" svg:height="1.8cm" svg:x="22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8cm" svg:height="1.8cm" svg:x="22.3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22.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8cm" svg:height="1.8cm" svg:x="17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8.8cm" svg:y1="11.9cm" svg:x2="18.8cm" svg:y2="16cm">
          <text:p/>
        </draw:line>
        <draw:custom-shape draw:style-name="gr3" draw:text-style-name="P3" draw:layer="layout" svg:width="1.8cm" svg:height="1.8cm" svg:x="20.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8cm" svg:height="1.8cm" svg:x="24.5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25.3cm" svg:y1="14cm" svg:x2="25.5cm" svg:y2="14cm">
          <text:p/>
        </draw:line>
        <draw:line draw:style-name="gr10" draw:text-style-name="P6" draw:layer="layout" svg:x1="25.3cm" svg:y1="16cm" svg:x2="25.5cm" svg:y2="16cm">
          <text:p/>
        </draw:line>
        <draw:line draw:style-name="gr10" draw:text-style-name="P6" draw:layer="layout" svg:x1="18.7cm" svg:y1="12cm" svg:x2="25.5cm" svg:y2="12cm">
          <text:p/>
        </draw:line>
        <draw:frame draw:style-name="gr11" draw:text-style-name="P8" draw:layer="layout" svg:width="10.8cm" svg:height="0.962cm" svg:x="17.8cm" svg:y="19.1cm">
          <draw:text-box>
            <text:p text:style-name="P7">liftAndHoleBall / undo</text:p>
          </draw:text-box>
        </draw:frame>
        <draw:line draw:style-name="gr10" draw:text-style-name="P6" draw:layer="layout" svg:x1="23.2cm" svg:y1="12.1cm" svg:x2="23.2cm" svg:y2="11.9cm">
          <text:p/>
        </draw:line>
        <draw:line draw:style-name="gr10" draw:text-style-name="P6" draw:layer="layout" svg:x1="21cm" svg:y1="12.1cm" svg:x2="21cm" svg:y2="11.9cm">
          <text:p/>
        </draw:line>
        <draw:line draw:style-name="gr10" draw:text-style-name="P6" draw:layer="layout" svg:x1="25.4cm" svg:y1="16cm" svg:x2="25.4cm" svg:y2="11.9cm">
          <text:p/>
        </draw:line>
        <draw:line draw:style-name="gr10" draw:text-style-name="P6" draw:layer="layout" svg:x1="18.7cm" svg:y1="16cm" svg:x2="18.9cm" svg:y2="16cm">
          <text:p/>
        </draw:line>
        <draw:line draw:style-name="gr10" draw:text-style-name="P6" draw:layer="layout" svg:x1="18.7cm" svg:y1="14cm" svg:x2="18.9cm" svg:y2="14cm">
          <text:p/>
        </draw:line>
        <draw:frame draw:style-name="gr12" draw:text-style-name="P9" draw:layer="layout" svg:width="18.7cm" svg:height="1.195cm" draw:transform="rotate (1.5707963267949) translate (1.505cm 19.8cm)">
          <draw:text-box>
            <text:p text:style-name="P7"><text:span text:style-name="T1">Balla Balla Spielzüge / Animatione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20T19:09:10.656000000</meta:creation-date>
    <dc:date>2021-12-20T20:15:35.648000000</dc:date>
    <meta:editing-duration>PT23M42S</meta:editing-duration>
    <meta:editing-cycles>5</meta:editing-cycles>
    <meta:generator>LibreOffice/6.4.7.2$Windows_X86_64 LibreOffice_project/639b8ac485750d5696d7590a72ef1b496725cfb5</meta:generator>
    <meta:print-date>2021-12-20T20:13:30.818000000</meta:print-date>
    <meta:document-statistic meta:object-count="89"/>
  </office:meta>
</office:document-meta>
</file>